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Info.returns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Info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Info.isDeclared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Info.isValidException( final Throwable throw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tionInfo.isVo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vocationInfo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Info.isValidReturnType( Class &lt; ? &gt;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cationInfo.isValidException( final Method method , final Throwable throwab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vocationInfo.isValidExceptionForParents( final Class &lt; ? &gt; parent , final Throwable throwa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vocationInfo.isValidExceptionForClass( final Class &lt; ? &gt; parent , final Throwable throw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vocationInfo.printMethod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Info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Info.InvocationInfo( InvocationOnMock the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